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a3285" officeooo:paragraph-rsid="000a3285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text-properties officeooo:paragraph-rsid="000a3285"/>
    </style:style>
    <style:style style:name="P4" style:family="paragraph" style:parent-style-name="Standard">
      <style:paragraph-properties style:writing-mode="lr-tb"/>
      <style:text-properties officeooo:rsid="000b888e" officeooo:paragraph-rsid="000b888e"/>
    </style:style>
    <style:style style:name="P5" style:family="paragraph" style:parent-style-name="Standard">
      <style:text-properties officeooo:rsid="000ca0ab" officeooo:paragraph-rsid="000ca0ab"/>
    </style:style>
    <style:style style:name="P6" style:family="paragraph" style:parent-style-name="Standard">
      <style:paragraph-properties style:writing-mode="lr-tb"/>
      <style:text-properties officeooo:rsid="000ca0ab" officeooo:paragraph-rsid="000ca0ab"/>
    </style:style>
    <style:style style:name="P7" style:family="paragraph" style:parent-style-name="Standard">
      <style:paragraph-properties style:writing-mode="lr-tb"/>
      <style:text-properties officeooo:rsid="000dd1b1" officeooo:paragraph-rsid="000dd1b1"/>
    </style:style>
    <style:style style:name="T1" style:family="text">
      <style:text-properties officeooo:rsid="000a3285"/>
    </style:style>
    <style:style style:name="T2" style:family="text">
      <style:text-properties style:font-name="serif" fo:font-size="9.60000038146973pt"/>
    </style:style>
    <style:style style:name="T3" style:family="text">
      <style:text-properties style:font-name="serif" fo:font-size="10.199999809265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Nachdenken was rossieur über uns denken wprde</text:p>
      <text:p text:style-name="P5">2. Unangenehme Gefühl wenn diese Radikale änderung des Unterichtsstils basierend auf bloße meinungen</text:p>
      <text:p text:style-name="P5">3. Gegner davon meinen auch nur, (Verfechter der ungleichheit</text:p>
      <text:p text:style-name="P5">4. Intellektuelle Ungleichheit (aufmerksamkeit und Wille)</text:p>
      <text:p text:style-name="P5">5. Neoliberalismusverdacht (Furchtlos und Ceo</text:p>
      <text:p text:style-name="P5">6. Ethik unterricht als Vermittlung von guten nciht! Sondern Ethik ist primär und 2 Ursünden, die Faulheit und die Unwahrhaftigkeit. Das man nicht sich nicht eingesteht was man kann was man gelesen hat etc.</text:p>
      <text:p text:style-name="P5">7. Kannitverstan es muss keine Revolution stattfinden, (außer im Unterricht)</text:p>
      <text:p text:style-name="P1">5. Aufmerksamkeit und Wille</text:p>
      <text:p text:style-name="P1">darum gibts dämliche und gscheitere</text:p>
      <text:p text:style-name="P3"><text:span text:style-name="T1">6. </text:span><text:span text:style-name="T2">D er universelle U nterricht ist nicht der</text:span><text:line-break/><text:span text:style-name="T2">Schlüssel zum Erfolg, der den U nternehm ern durch die Er</text:span><text:line-break/><text:span text:style-name="T3">71</text:span></text:p>
      <text:p text:style-name="P2"><text:span text:style-name="T2">forschung der wunderbaren M acht des Willens geschenkt wird.</text:span><text:line-break/><text:span text:style-name="T2">Nichts wäre dem Denken der Em anzipation fremder als die</text:span><text:line-break/><text:span text:style-name="T2">ses Jahrmarktgeschrei. U nd der M eister ist verstört, als die An</text:span><text:line-break/><text:span text:style-name="T2">hänger seiner Lehre ihre Schule unter dem Zeichen</text:span> <text:span text:style-name="T2">Wer will, kann</text:span><text:line-break/><text:span text:style-name="T2">eröffnen. Das einzige Banner, das etwas taugt, ist das der</text:span> <text:span text:style-name="T2">Gleichheit</text:span><text:line-break/><text:span text:style-name="T2">derIntelligenzen.</text:span> <text:span text:style-name="T2">Der universelle U nterricht ist keine Methode für</text:span><text:line-break/><text:span text:style-name="T2">Draufgänger. Es stim mt wahrscheinlich, dass die Ehrgeizigen</text:span><text:line-break/><text:span text:style-name="T2">und Eroberer seine abenteuerliche Variante sind. Ihre Leiden</text:span><text:line-break/><text:span text:style-name="T2">schaft ist eine unerschöpfliche Quelle an Ideen und sie verste</text:span><text:line-break/><text:span text:style-name="T2">hen sich ganz gewiss schnell darauf, Generäle, Gelehrte oder</text:span><text:line-break/><text:span text:style-name="T2">Financiers, deren Wissenschaft sie nicht beherrschen, zu diri</text:span><text:line-break/><text:span text:style-name="T2">gieren. Aber dieser Theatereffekt interessiert uns nicht. Was</text:span><text:line-break/><text:span text:style-name="T2">die Ehrgeizigen an intellektuellem Vermögen gewinnen, indem</text:span><text:line-break/><text:span text:style-name="T2">sie sich niemandem unterlegen glauben, verlieren sie, indem</text:span><text:line-break/><text:span text:style-name="T2">sie sich allen anderen überlegen fühlen. Was uns interessiert,</text:span><text:line-break/><text:span text:style-name="T2">ist die Erforschung der Macht jedes Menschen, wenn er sich</text:span><text:line-break/><text:span text:style-name="T2">allen anderen gleich und alle anderen ihm gleich schätzt. Un</text:span><text:line-break/><text:span text:style-name="T2">ter Wille verstehen wir diese Rückwendung des vernünftigen,</text:span><text:line-break/><text:span text:style-name="T2">sich als handelnd wissenden Wesens auf sich selbst. Es ist dieser</text:span><text:line-break/><text:span text:style-name="T2">Herd der Vernünftigkeit, dieses Bewusstsein und diese Selbst</text:span><text:line-break/><text:span text:style-name="T2">einschätzung als vernünftig handelndes Wesen, die die Bewe</text:span><text:line-break/><text:span text:style-name="T2">gung der Intelligenz nährt. Das vernünftige Wesen ist zuerst</text:span><text:line-break/><text:span text:style-name="T2">ein Wesen, das seine Fähigkeit kennt, das sich darüber nicht</text:span><text:line-break/><text:span text:style-name="T2">belügt.</text:span> </text:p>
      <text:p text:style-name="P2"/>
      <text:p text:style-name="P4">Moralisch ist nur Aufmerksamkeitslosigkeit böse und Faulheit auch</text:p>
      <text:p text:style-name="P4">Böse ist nur Untreue gegenüber dir selbst.</text:p>
      <text:p text:style-name="P4">Die Unfähikeit ist nur die Faulheit zu gehen</text:p>
      <text:p text:style-name="P4">Feigheit ist nur die Furcht und der Stolz unter den Blicken anderer</text:p>
      <text:p text:style-name="P4">Wahrhaftigkeit ist das Herz der Emanzipation.</text:p>
      <text:p text:style-name="P4">Abzuschweifen vom Pfad der Aufmerksamkeit (vom eigenen Pfad) ist das einzig Böse</text:p>
      <text:p text:style-name="P4"/>
      <text:p text:style-name="P4"/>
      <text:p text:style-name="P6">Paradox der Unwahrheit.</text:p>
      <text:p text:style-name="P6">Unwarheit als ursünde zu definieren.</text:p>
      <text:p text:style-name="P6"/>
      <text:p text:style-name="P7">ANTWORT NUR Meinungen exustieren</text:p>
      <text:p text:style-name="P7">weil es keine Wahrheit gibt, gibt es ein Abenteuer</text:p>
      <text:p text:style-name="P7"/>
      <text:p text:style-name="P7">Wahrheit ist das einzig wahre, und gestammeltes ist nicht klar und auch nicht wahr gedacht. Aber klares reden hat hauptsächlich mit dem trainieren der Sprache zu tun!</text:p>
      <text:p text:style-name="P7">Dichter Lesen wenn man die Sprache trainieren möch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31T09:55:56.607000000</meta:creation-date>
    <dc:date>2023-10-31T11:13:18.115000000</dc:date>
    <meta:editing-duration>PT16M40S</meta:editing-duration>
    <meta:editing-cycles>1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3" meta:word-count="436" meta:character-count="2899" meta:non-whitespace-character-count="2485"/>
  </office:meta>
</office:document-meta>
</file>